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41cm"/>
    </style:style>
    <style:style style:name="co2" style:family="table-column">
      <style:table-column-properties fo:break-before="auto" style:column-width="9.432cm"/>
    </style:style>
    <style:style style:name="co3" style:family="table-column">
      <style:table-column-properties fo:break-before="auto" style:column-width="4.951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3.935cm"/>
    </style:style>
    <style:style style:name="co7" style:family="table-column">
      <style:table-column-properties fo:break-before="auto" style:column-width="14.346cm"/>
    </style:style>
    <style:style style:name="co8" style:family="table-column">
      <style:table-column-properties fo:break-before="auto" style:column-width="4.542cm"/>
    </style:style>
    <style:style style:name="co9" style:family="table-column">
      <style:table-column-properties fo:break-before="auto" style:column-width="3.614cm"/>
    </style:style>
    <style:style style:name="co10" style:family="table-column">
      <style:table-column-properties fo:break-before="auto" style:column-width="7.451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664cm"/>
    </style:style>
    <style:style style:name="ro1" style:family="table-row">
      <style:table-row-properties style:row-height="0.836cm" fo:break-before="auto" style:use-optimal-row-height="true"/>
    </style:style>
    <style:style style:name="ro2" style:family="table-row">
      <style:table-row-properties style:row-height="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style:use-window-font-color="true"/>
    </style:style>
    <style:style style:name="ce12" style:family="table-cell" style:parent-style-name="Default">
      <style:table-cell-properties fo:background-color="transparent"/>
      <style:text-properties style:use-window-font-color="true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/>
    </style:style>
    <style:style style:name="ce14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15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999999" fo:font-weight="bold" style:font-weight-asian="bold" style:font-weight-complex="bold"/>
    </style:style>
    <style:style style:name="ce19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fo:color="#999999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999999"/>
    </style:style>
  </office:automatic-styles>
  <office:body>
    <office:spreadsheet>
      <table:calculation-settings table:automatic-find-labels="false" table:use-regular-expressions="false" table:use-wildcards="true"/>
      <table:table table:name="pont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4" table:number-columns-repeated="4" table:default-cell-style-name="ce13"/>
        <table:table-column table:style-name="co9" table:default-cell-style-name="ce13"/>
        <table:table-column table:style-name="co10" table:default-cell-style-name="ce13"/>
        <table:table-column table:style-name="co4" table:number-columns-repeated="993" table:default-cell-style-name="ce13"/>
        <table:table-column table:style-name="co11" table:number-columns-repeated="13" table:default-cell-style-name="ce13"/>
        <table:table-column table:style-name="co11" table:number-columns-repeated="4" table:default-cell-style-name="ce12"/>
        <table:table-row table:style-name="ro1">
          <table:table-cell table:style-name="ce1" office:value-type="string" calcext:value-type="string">
            <text:p>identifiant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matériaux</text:p>
          </table:table-cell>
          <table:table-cell table:style-name="ce1" office:value-type="string" calcext:value-type="string">
            <text:p>cours d’eau traversé</text:p>
          </table:table-cell>
          <table:table-cell table:style-name="ce1" office:value-type="string" calcext:value-type="string">
            <text:p>localisation/lat</text:p>
          </table:table-cell>
          <table:table-cell table:style-name="ce1" office:value-type="string" calcext:value-type="string">
            <text:p>localisation/lon</text:p>
          </table:table-cell>
          <table:table-cell table:style-name="ce1" office:value-type="string" calcext:value-type="string">
            <text:p>datation(s)</text:p>
          </table:table-cell>
          <table:table-cell table:style-name="ce1" office:value-type="string" calcext:value-type="string">
            <text:p>statut protection</text:p>
          </table:table-cell>
          <table:table-cell table:style-name="ce1" office:value-type="string" calcext:value-type="string">
            <text:p>fonction usage</text:p>
          </table:table-cell>
          <table:table-cell table:style-name="ce1" office:value-type="string" calcext:value-type="string">
            <text:p>commune</text:p>
          </table:table-cell>
          <table:table-cell table:style-name="ce1" office:value-type="string" calcext:value-type="string">
            <text:p>departement</text:p>
          </table:table-cell>
          <table:table-cell table:style-name="ce1" office:value-type="string" calcext:value-type="string">
            <text:p>insee</text:p>
          </table:table-cell>
          <table:table-cell table:style-name="ce1" office:value-type="string" calcext:value-type="string">
            <text:p>code_departement</text:p>
          </table:table-cell>
          <table:table-cell table:style-name="ce1" office:value-type="string" calcext:value-type="string">
            <text:p>auteur</text:p>
          </table:table-cell>
          <table:table-cell table:style-name="ce1" office:value-type="string" calcext:value-type="string">
            <text:p>identifiant Mérimée</text:p>
          </table:table-cell>
          <table:table-cell/>
          <table:table-cell table:style-name="ce1" table:number-columns-repeated="991"/>
          <table:table-cell table:number-columns-repeated="17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pont des Sept Voies</text:p>
          </table:table-cell>
          <table:table-cell office:value-type="string" calcext:value-type="string">
            <text:p>calcaire ; pierre de taille</text:p>
          </table:table-cell>
          <table:table-cell/>
          <table:table-cell office:value-type="string" calcext:value-type="string">
            <text:p>47.26159023168086</text:p>
          </table:table-cell>
          <table:table-cell office:value-type="string" calcext:value-type="string">
            <text:p>-0.07195682991924497</text:p>
          </table:table-cell>
          <table:table-cell office:value-type="string" calcext:value-type="string">
            <text:p>17e siècle ; 4e quart 16e siècle ; 4e quart 17e siècle ; 3e quart 19e siècle</text:p>
          </table:table-cell>
          <table:table-cell table:number-columns-repeated="2"/>
          <table:table-cell office:value-type="string" calcext:value-type="string">
            <text:p>Saumur</text:p>
          </table:table-cell>
          <table:table-cell office:value-type="string" calcext:value-type="string">
            <text:p>Maine-et-Loire</text:p>
          </table:table-cell>
          <table:table-cell office:value-type="float" office:value="49328" calcext:value-type="float">
            <text:p>4932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aître d'oeuvre inconnu</text:p>
          </table:table-cell>
          <table:table-cell office:value-type="string" calcext:value-type="string">
            <text:p>IA00031548</text:p>
          </table:table-cell>
          <table:table-cell table:number-columns-repeated="1009"/>
        </table:table-row>
        <table:table-row table:style-name="ro2"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Pont Fouchard</text:p>
          </table:table-cell>
          <table:table-cell office:value-type="string" calcext:value-type="string">
            <text:p>calcaire ; pierre de tail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e quart 18e siècle ; 4e quart 18e siècle ; 4e quart 19e siècle (détruit) ; milieu 20e siècle</text:p>
          </table:table-cell>
          <table:table-cell table:number-columns-repeated="2"/>
          <table:table-cell office:value-type="string" calcext:value-type="string">
            <text:p>Saumur</text:p>
          </table:table-cell>
          <table:table-cell office:value-type="string" calcext:value-type="string">
            <text:p>Maine-et-Loire</text:p>
          </table:table-cell>
          <table:table-cell office:value-type="float" office:value="49328" calcext:value-type="float">
            <text:p>4932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ecreulx (ingénieur civil) ; Aubert (ingénieur civil)</text:p>
          </table:table-cell>
          <table:table-cell office:value-type="string" calcext:value-type="string">
            <text:p>IA00031772</text:p>
          </table:table-cell>
          <table:table-cell table:number-columns-repeated="1009"/>
        </table:table-row>
        <table:table-row table:style-name="ro2"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pont Cessart</text:p>
          </table:table-cell>
          <table:table-cell office:value-type="string" calcext:value-type="string">
            <text:p>calcaire ; pierre de tail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e quart 18e siècle ; 19e siècle ; Temps modernes ; Epoque contemporaine</text:p>
          </table:table-cell>
          <table:table-cell table:number-columns-repeated="2"/>
          <table:table-cell office:value-type="string" calcext:value-type="string">
            <text:p>Saumur</text:p>
          </table:table-cell>
          <table:table-cell office:value-type="string" calcext:value-type="string">
            <text:p>Maine-et-Loire</text:p>
          </table:table-cell>
          <table:table-cell office:value-type="float" office:value="49328" calcext:value-type="float">
            <text:p>4932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essart Louis-Alexandre de (ingénieur civil)</text:p>
          </table:table-cell>
          <table:table-cell office:value-type="string" calcext:value-type="string">
            <text:p>IA00031773</text:p>
          </table:table-cell>
          <table:table-cell table:number-columns-repeated="1009"/>
        </table:table-row>
        <table:table-row table:style-name="ro2"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Pont de la Basse-Chaîne</text:p>
          </table:table-cell>
          <table:table-cell office:value-type="string" calcext:value-type="string">
            <text:p>schiste ; moellon ; moellon sans chaîne en pierre de taille ; calcaire ; grès ; moyen appareil ; fonte ; fer ; béton armé ; appareil mixte ; appareil à assises alternées</text:p>
          </table:table-cell>
          <table:table-cell/>
          <table:table-cell office:value-type="string" calcext:value-type="string">
            <text:p>47.476132824287575</text:p>
          </table:table-cell>
          <table:table-cell office:value-type="string" calcext:value-type="string">
            <text:p>-0.5638910611649232</text:p>
          </table:table-cell>
          <table:table-cell office:value-type="string" calcext:value-type="string">
            <text:p>2e quart 19e siècle ; 3e quart 19e siècle ; 3e quart 20e siècle ; Epoque contemporaine</text:p>
          </table:table-cell>
          <table:table-cell table:number-columns-repeated="2"/>
          <table:table-cell office:value-type="string" calcext:value-type="string">
            <text:p>Angers</text:p>
          </table:table-cell>
          <table:table-cell office:value-type="string" calcext:value-type="string">
            <text:p>Maine-et-Loire</text:p>
          </table:table-cell>
          <table:table-cell office:value-type="float" office:value="49007" calcext:value-type="float">
            <text:p>4900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haley Joseph (ingénieur civil) ; Bordillon Théodore (ingénieur civil) ; Leclerc (ingénieur civil) ; Robinson J.R. (ingénieur civil) ; Madelain Henri (architecte)</text:p>
          </table:table-cell>
          <table:table-cell office:value-type="string" calcext:value-type="string">
            <text:p>IA49000840</text:p>
          </table:table-cell>
          <table:table-cell table:number-columns-repeated="1009"/>
        </table:table-row>
        <table:table-row table:style-name="ro2"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Pont de la Haute-Chaîne</text:p>
          </table:table-cell>
          <table:table-cell office:value-type="string" calcext:value-type="string">
            <text:p>schiste ; moellon ; calcaire ; moyen appareil ; fonte ; appareil mixte ; béton armé</text:p>
          </table:table-cell>
          <table:table-cell/>
          <table:table-cell office:value-type="string" calcext:value-type="string">
            <text:p>47.47018276320375</text:p>
          </table:table-cell>
          <table:table-cell office:value-type="string" calcext:value-type="string">
            <text:p>-0.5498543064689255</text:p>
          </table:table-cell>
          <table:table-cell office:value-type="string" calcext:value-type="string">
            <text:p>2e quart 19e siècle ; milieu 20e siècle ; 4e quart 19e siècle ; Epoque contemporaine</text:p>
          </table:table-cell>
          <table:table-cell table:number-columns-repeated="2"/>
          <table:table-cell office:value-type="string" calcext:value-type="string">
            <text:p>Angers</text:p>
          </table:table-cell>
          <table:table-cell office:value-type="string" calcext:value-type="string">
            <text:p>Maine-et-Loire</text:p>
          </table:table-cell>
          <table:table-cell office:value-type="float" office:value="49007" calcext:value-type="float">
            <text:p>4900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haley Joseph (ingénieur civil) ; Bordillon Théodore (ingénieur civil) ; Robinson J.R. (ingénieur civil) ; Madelain Henri (architecte)</text:p>
          </table:table-cell>
          <table:table-cell office:value-type="string" calcext:value-type="string">
            <text:p>IA49000841</text:p>
          </table:table-cell>
          <table:table-cell table:number-columns-repeated="1009"/>
        </table:table-row>
        <table:table-row table:style-name="ro2"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Grand pont, puis pont du Centre, puis pont de Verdun</text:p>
          </table:table-cell>
          <table:table-cell office:value-type="string" calcext:value-type="string">
            <text:p>bois ; schiste ; moellon sans chaîne en pierre de taille ; grès ; grand appareil ; moyen appareil ; appareil mixte</text:p>
          </table:table-cell>
          <table:table-cell/>
          <table:table-cell office:value-type="string" calcext:value-type="string">
            <text:p>47.469775295192726</text:p>
          </table:table-cell>
          <table:table-cell office:value-type="string" calcext:value-type="string">
            <text:p>-0.5499516935146789</text:p>
          </table:table-cell>
          <table:table-cell office:value-type="string" calcext:value-type="string">
            <text:p>Haut Moyen Age ; 2e quart 11e siècle ; milieu 12e siècle ; 2e quart 19e siècle</text:p>
          </table:table-cell>
          <table:table-cell table:number-columns-repeated="2"/>
          <table:table-cell office:value-type="string" calcext:value-type="string">
            <text:p>Angers</text:p>
          </table:table-cell>
          <table:table-cell office:value-type="string" calcext:value-type="string">
            <text:p>Maine-et-Loire</text:p>
          </table:table-cell>
          <table:table-cell office:value-type="float" office:value="49007" calcext:value-type="float">
            <text:p>4900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upuit Jules (ingénieur civil)</text:p>
          </table:table-cell>
          <table:table-cell office:value-type="string" calcext:value-type="string">
            <text:p>IA49000842</text:p>
          </table:table-cell>
          <table:table-cell table:number-columns-repeated="1009"/>
        </table:table-row>
        <table:table-row table:style-name="ro2"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Pont de la Tannerie ou Petit pont</text:p>
          </table:table-cell>
          <table:table-cell office:value-type="string" calcext:value-type="string">
            <text:p>schiste ; moellon sans chaîne en pierre de taille</text:p>
          </table:table-cell>
          <table:table-cell/>
          <table:table-cell office:value-type="string" calcext:value-type="string">
            <text:p>47.477831623918036</text:p>
          </table:table-cell>
          <table:table-cell office:value-type="string" calcext:value-type="string">
            <text:p>-0.5596687037052193</text:p>
          </table:table-cell>
          <table:table-cell office:value-type="string" calcext:value-type="string">
            <text:p>Haut Moyen Age ; 11e siècle (?) ; 4e quart 19e siècle ; Epoque contemporaine</text:p>
          </table:table-cell>
          <table:table-cell table:number-columns-repeated="2"/>
          <table:table-cell office:value-type="string" calcext:value-type="string">
            <text:p>Angers</text:p>
          </table:table-cell>
          <table:table-cell office:value-type="string" calcext:value-type="string">
            <text:p>Maine-et-Loire</text:p>
          </table:table-cell>
          <table:table-cell office:value-type="float" office:value="49007" calcext:value-type="float">
            <text:p>4900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Jouin (architecte) ; Lointier (architecte)</text:p>
          </table:table-cell>
          <table:table-cell office:value-type="string" calcext:value-type="string">
            <text:p>IA49000843</text:p>
          </table:table-cell>
          <table:table-cell table:number-columns-repeated="1009"/>
        </table:table-row>
        <table:table-row table:style-name="ro2"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Barrage dit Chaussée des Treilles, puis pont dit pont des Treilles</text:p>
          </table:table-cell>
          <table:table-cell office:value-type="string" calcext:value-type="string">
            <text:p>schiste ; moellon sans chaîne en pierre de taille</text:p>
          </table:table-cell>
          <table:table-cell/>
          <table:table-cell office:value-type="string" calcext:value-type="string">
            <text:p>47.47438374313358</text:p>
          </table:table-cell>
          <table:table-cell office:value-type="string" calcext:value-type="string">
            <text:p>-0.5532017861544838</text:p>
          </table:table-cell>
          <table:table-cell office:value-type="string" calcext:value-type="string">
            <text:p>2e moitié 12e siècle ; 13e siècle ; 15e siècle ; 17e siècle</text:p>
          </table:table-cell>
          <table:table-cell table:number-columns-repeated="2"/>
          <table:table-cell office:value-type="string" calcext:value-type="string">
            <text:p>Angers</text:p>
          </table:table-cell>
          <table:table-cell office:value-type="string" calcext:value-type="string">
            <text:p>Maine-et-Loire</text:p>
          </table:table-cell>
          <table:table-cell office:value-type="float" office:value="49007" calcext:value-type="float">
            <text:p>4900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aître d'oeuvre inconnu</text:p>
          </table:table-cell>
          <table:table-cell office:value-type="string" calcext:value-type="string">
            <text:p>IA49000844</text:p>
          </table:table-cell>
          <table:table-cell table:number-columns-repeated="100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ieux" table:style-name="ta1">
        <office:forms form:automatic-focus="false" form:apply-design-mode="false"/>
        <table:table-column table:style-name="co11" table:number-columns-repeated="1024" table:default-cell-style-name="ce11"/>
        <table:table-row table:style-name="ro1">
          <table:table-cell table:style-name="ce14" office:value-type="string" calcext:value-type="string">
            <text:p>identifiant</text:p>
          </table:table-cell>
          <table:table-cell table:style-name="ce1" office:value-type="string" calcext:value-type="string">
            <text:p>commune</text:p>
          </table:table-cell>
          <table:table-cell table:style-name="ce1" office:value-type="string" calcext:value-type="string">
            <text:p>departement</text:p>
          </table:table-cell>
          <table:table-cell table:style-name="ce1" office:value-type="string" calcext:value-type="string">
            <text:p>insee</text:p>
          </table:table-cell>
          <table:table-cell table:style-name="ce1" office:value-type="string" calcext:value-type="string">
            <text:p>code_departement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aumur</text:p>
          </table:table-cell>
          <table:table-cell table:style-name="ce13" office:value-type="string" calcext:value-type="string">
            <text:p>Maine-et-Loire</text:p>
          </table:table-cell>
          <table:table-cell table:style-name="ce13" office:value-type="float" office:value="49328" calcext:value-type="float">
            <text:p>49328</text:p>
          </table:table-cell>
          <table:table-cell table:style-name="ce13"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Angers</text:p>
          </table:table-cell>
          <table:table-cell table:style-name="ce13" office:value-type="string" calcext:value-type="string">
            <text:p>Maine-et-Loire</text:p>
          </table:table-cell>
          <table:table-cell table:style-name="ce13" office:value-type="float" office:value="49007" calcext:value-type="float">
            <text:p>49007</text:p>
          </table:table-cell>
          <table:table-cell table:style-name="ce13" office:value-type="float" office:value="49" calcext:value-type="float">
            <text:p>49</text:p>
          </table:table-cell>
          <table:table-cell table:number-columns-repeated="1019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tériaux" table:style-name="ta1">
        <office:forms form:automatic-focus="false" form:apply-design-mode="false"/>
        <table:table-column table:style-name="co11" table:number-columns-repeated="1024" table:default-cell-style-name="ce12"/>
        <table:table-row table:style-name="ro3">
          <table:table-cell table:style-name="ce15" office:value-type="string" calcext:value-type="string">
            <text:p>identifiant</text:p>
          </table:table-cell>
          <table:table-cell table:style-name="ce15" office:value-type="string" calcext:value-type="string">
            <text:p>label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alcaire</text:p>
          </table:table-cell>
          <table:table-cell table:number-columns-repeated="102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pierre de taille</text:p>
          </table:table-cell>
          <table:table-cell table:number-columns-repeated="102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schiste</text:p>
          </table:table-cell>
          <table:table-cell table:number-columns-repeated="102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oellon</text:p>
          </table:table-cell>
          <table:table-cell table:number-columns-repeated="1022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moellon sans chaîne en pierre de taille</text:p>
          </table:table-cell>
          <table:table-cell table:number-columns-repeated="102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grès</text:p>
          </table:table-cell>
          <table:table-cell table:number-columns-repeated="1022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moyen appareil</text:p>
          </table:table-cell>
          <table:table-cell table:number-columns-repeated="1022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fonte</text:p>
          </table:table-cell>
          <table:table-cell table:number-columns-repeated="1022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fer</text:p>
          </table:table-cell>
          <table:table-cell table:number-columns-repeated="1022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béton armé</text:p>
          </table:table-cell>
          <table:table-cell table:number-columns-repeated="1022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appareil mixte</text:p>
          </table:table-cell>
          <table:table-cell table:number-columns-repeated="1022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appareil à assises alternées</text:p>
          </table:table-cell>
          <table:table-cell table:number-columns-repeated="1022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bois</text:p>
          </table:table-cell>
          <table:table-cell table:number-columns-repeated="1022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grand appareil</text:p>
          </table:table-cell>
          <table:table-cell table:number-columns-repeated="1022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lation matérialité" table:style-name="ta1">
        <office:forms form:automatic-focus="false" form:apply-design-mode="false"/>
        <table:table-column table:style-name="co11" table:default-cell-style-name="ce12"/>
        <table:table-column table:style-name="co11" table:default-cell-style-name="ce17"/>
        <table:table-column table:style-name="co12" table:default-cell-style-name="ce20"/>
        <table:table-column table:style-name="co11" table:default-cell-style-name="ce20"/>
        <table:table-column table:style-name="co11" table:number-columns-repeated="1019" table:default-cell-style-name="ce12"/>
        <table:table-row table:style-name="ro3">
          <table:table-cell table:style-name="ce15" office:value-type="string" calcext:value-type="string">
            <text:p>id pont</text:p>
          </table:table-cell>
          <table:table-cell table:style-name="ce16" office:value-type="string" calcext:value-type="string">
            <text:p>id matériau</text:p>
          </table:table-cell>
          <table:table-cell table:style-name="ce18" office:value-type="string" calcext:value-type="string">
            <text:p>label pont</text:p>
          </table:table-cell>
          <table:table-cell table:style-name="ce18" office:value-type="string" calcext:value-type="string">
            <text:p>label matériau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9" table:formula="of:=VLOOKUP([.A2];[$ponts.A$1:$ponts.B$1048576];2;0)" office:value-type="string" office:string-value="" calcext:value-type="error">
            <text:p>#N/D</text:p>
          </table:table-cell>
          <table:table-cell table:style-name="ce19" table:formula="of:=VLOOKUP([.B2];[$matériaux.A$1:$matériaux.B$1048576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3" table:number-rows-repeated="1048573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#333333"/>
      <style:text-properties fo:color="#ddddd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defaut</dc:title>
    <meta:editing-duration>PT40M26S</meta:editing-duration>
    <meta:editing-cycles>9</meta:editing-cycles>
    <meta:generator>LibreOffice/7.3.7.2$Linux_X86_64 LibreOffice_project/30$Build-2</meta:generator>
    <meta:creation-date>2024-09-17T17:47:11.034119940</meta:creation-date>
    <meta:initial-creator>Sébastien Biay</meta:initial-creator>
    <dc:date>2024-09-22T14:16:53.195190572</dc:date>
    <dc:creator>Sébastien Biay</dc:creator>
    <meta:document-statistic meta:table-count="4" meta:cell-count="162" meta:object-count="0"/>
    <meta:template xlink:type="simple" xlink:actuate="onRequest" xlink:title="defaut" xlink:href="../../.config/libreoffice/4/user/template/defaut1.ots" meta:date="2024-09-17T17:47:10.721148900"/>
  </office:meta>
</office:document-meta>
</file>